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3f8bcf"/>
    </style:style>
    <style:style style:name="P24" style:family="paragraph" style:parent-style-name="Body_20_Text" style:list-style-name="L16">
      <style:paragraph-properties fo:text-align="start" style:justify-single-word="false"/>
      <style:text-properties officeooo:rsid="0024cafd" officeooo:paragraph-rsid="0041024a"/>
    </style:style>
    <style:style style:name="P25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6" style:family="paragraph" style:parent-style-name="Heading_20_2">
      <style:text-properties officeooo:paragraph-rsid="001f3bfb"/>
    </style:style>
    <style:style style:name="P27" style:family="paragraph" style:parent-style-name="Heading_20_2">
      <style:text-properties officeooo:paragraph-rsid="0041024a"/>
    </style:style>
    <style:style style:name="P28" style:family="paragraph" style:parent-style-name="Heading_20_3">
      <style:text-properties officeooo:paragraph-rsid="0027f6f4"/>
    </style:style>
    <style:style style:name="P29" style:family="paragraph" style:parent-style-name="Heading_20_3">
      <style:text-properties officeooo:paragraph-rsid="001c61e5"/>
    </style:style>
    <style:style style:name="P30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JetBrains Mono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fo:background-color="#efefef" loext:char-shading-value="0"/>
    </style:style>
    <style:style style:name="T57" style:family="text">
      <style:text-properties fo:color="#008000" loext:opacity="100%" style:font-name="Courier New" fo:font-size="9pt" fo:font-weight="bold" officeooo:rsid="002a4df1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6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7" text:outline-level="2"><text:span text:style-name="None"><text:span text:style-name="T15">Personal Coding Examples</text:span></text:span></text:h>
      <text:list xml:id="list714740069" text:style-name="L16">
        <text:list-item>
          <text:p text:style-name="P24">Finite State Machine Library – <text:a xlink:type="simple" xlink:href="https://github.com/chadwickboggs/fsm" text:style-name="Internet_20_link" text:visited-style-name="Visited_20_Internet_20_Link"><text:span text:style-name="T56">https://github.com/chadwickboggs/fsm</text:span></text:a></text:p>
        </text:list-item>
        <text:list-item>
          <text:p text:style-name="P24">Quantum Computer Resistant Encryption Utility (NTRU) – <text:a xlink:type="simple" xlink:href="https://github.com/chadwickboggs/fsm" text:style-name="Internet_20_link" text:visited-style-name="Visited_20_Internet_20_Link"><text:span text:style-name="T56">https://</text:span></text:a><text:a xlink:type="simple" xlink:href="https://github.com/chadwickboggs/fsm" text:style-name="Internet_20_link" text:visited-style-name="Visited_20_Internet_20_Link"><text:span text:style-name="T57">sourceforge.net</text:span></text:a><text:a xlink:type="simple" xlink:href="https://github.com/chadwickboggs/fsm" text:style-name="Internet_20_link" text:visited-style-name="Visited_20_Internet_20_Link"><text:span text:style-name="T56">/</text:span></text:a><text:a xlink:type="simple" xlink:href="https://github.com/chadwickboggs/fsm" text:style-name="Internet_20_link" text:visited-style-name="Visited_20_Internet_20_Link"><text:span text:style-name="T57">projects</text:span></text:a><text:a xlink:type="simple" xlink:href="https://github.com/chadwickboggs/fsm" text:style-name="Internet_20_link" text:visited-style-name="Visited_20_Internet_20_Link"><text:span text:style-name="T56">/</text:span></text:a><text:a xlink:type="simple" xlink:href="https://github.com/chadwickboggs/fsm" text:style-name="Internet_20_link" text:visited-style-name="Visited_20_Internet_20_Link"><text:span text:style-name="T57">n</text:span></text:a><text:span text:style-name="T57">trutil</text:span><text:line-break/></text:p>
        </text:list-item>
      </text:list>
      <text:h text:style-name="P27" text:outline-level="2"><text:span text:style-name="None"><text:span text:style-name="T14">Employment History</text:span></text:span></text:h>
      <text:h text:style-name="P28" text:outline-level="3"><text:span text:style-name="None"><text:span text:style-name="T31">2020 – 5/2022 Software Developer, PayPal w/ TCS</text:span></text:span></text:h>
      <text:list xml:id="list629289889" text:style-name="L2">
        <text:list-item>
          <text:p text:style-name="P25"><text:span text:style-name="None"><text:span text:style-name="T33">Implemented direct deposit signup services in Spring Boot.</text:span></text:span></text:p>
        </text:list-item>
        <text:list-item>
          <text:p text:style-name="P25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5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7"><text:span text:style-name="None"><text:span text:style-name="T32"/></text:span></text:p>
      <text:h text:style-name="P28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2557768507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29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4178072467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oft-page-break/><text:span text:style-name="None"><text:span text:style-name="T44">2016 – 2017 Software Engineer</text:span></text:span><text:span text:style-name="None"><text:span text:style-name="T45">, Charter Communications.</text:span></text:span></text:h>
      <text:list xml:id="list4203217225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1142941568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2162560789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3073404174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460482627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2161676407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1606282990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17">2002 – 2004 Senior Software Architect</text:span></text:span><text:span text:style-name="None"><text:span text:style-name="T19">, Packexpo, Inc.</text:span></text:span></text:h>
      <text:list xml:id="list1879824794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0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3754412598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128850496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2708143568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6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1T08:51:21.951804423</dc:date>
    <meta:editing-duration>PT42M57S</meta:editing-duration>
    <meta:editing-cycles>30</meta:editing-cycles>
    <dc:creator>Tiffany Timbric</dc:creator>
    <meta:document-statistic meta:table-count="0" meta:image-count="0" meta:object-count="0" meta:page-count="3" meta:paragraph-count="58" meta:word-count="739" meta:character-count="5279" meta:non-whitespace-character-count="4619"/>
  </office:meta>
</office:document-meta>
</file>